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5"><text:span text:style-name="T7">do text if not len(self.getLastInquiry()</text:span><text:span text:style-name="T8">.getClaimants</text:span><text:span text:style-name="T7">()) &gt; 1</text:span></text:p><text:p text:style-name="P5"><text:span text:style-name="T7">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5"><text:span text:style-name="T9">do text if </text:span><text:span text:style-name="T10">len(</text:span><text:span text:style-name="T11">self.getLastInquiry()</text:span><text:span text:style-name="T10">.getClaimants</text:span><text:span text:style-name="T10">())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5"><text:span text:style-name="T9">do text if </text:span><text:span text:style-name="T10">len(</text:span><text:span text:style-name="T11">self.getLastInquiry()</text:span><text:span text:style-name="T10">.getClaimants</text:span><text:span text:style-name="T10">())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5"><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5"><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5"><text:span text:style-name="T8">do text if not len(</text:span><text:span text:style-name="T8">self.getLastInquiry()</text:span><text:span text:style-name="T8">.getClaimants</text:span><text:span text:style-name="T8">()) &gt; 1</text:span></text:p></office:annotation><text:text-input text:description="Titre du demandeur">applicantobj.getPersonTitleValue()</text:text-input>,</text:p>
      <text:p text:style-name="UrbanBody"><text:span text:style-name="T3"><office:annotation><dc:creator>Gauthier Bastien</dc:creator><dc:date>2011-02-17T09:18:17</dc:date><text:p text:style-name="P5"><text:span text:style-name="T9">do text if </text:span><text:span text:style-name="T10">len(</text:span><text:span text:style-name="T11">self.getLastInquiry().getClaimants</text:span><text:span text:style-name="T10">())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 concernant le permis d’urbanisme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p text:style-name="UrbanBody">Les nom, qualité ou siège de la partie requérante ;</text:p>
      <text:p text:style-name="UrbanBody">L’objet de la demande ou du recours et un exposé des faits et des moyens ;</text:p>
      <text:p text:style-name="UrbanBody">Les nom, demeure ou siège de la partie adverse.</text:p>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5"><text:span text:style-name="T8">do text if not len(</text:span><text:span text:style-name="T8">self.getLastInquiry()</text:span><text:span text:style-name="T8">.getClaimants</text:span><text:span text:style-name="T8">())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8">do text if len(</text:span><text:span text:style-name="T8">self.getLastInquiry()</text:span><text:span text:style-name="T8">.getClaimants</text:span><text:span text:style-name="T8">())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5"><text:span text:style-name="T7">do text</text:span></text:p><text:p text:style-name="P5"><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8-23T16:37:28</dc:date>
    <dc:language>fr-FR</dc:language>
    <meta:editing-cycles>140</meta:editing-cycles>
    <meta:editing-duration>PT55H40M12S</meta:editing-duration>
    <dc:creator>Gauthier Bastien</dc:creator>
    <meta:document-statistic meta:table-count="0" meta:image-count="0" meta:object-count="0" meta:page-count="1" meta:paragraph-count="27" meta:word-count="293" meta:character-count="2187"/>
    <meta:user-defined meta:name="Info 1"/>
    <meta:user-defined meta:name="Info 2"/>
    <meta:user-defined meta:name="Info 3"/>
    <meta:user-defined meta:name="Info 4"/>
  </office:meta>
</office:document-meta>
</file>